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9ae" fo:border="0.06pt solid #000000"/>
    </style:style>
    <style:style style:name="ce2" style:family="table-cell" style:parent-style-name="Default" style:data-style-name="N36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87d1d1" fo:border="0.06pt solid #000000"/>
    </style:style>
    <style:style style:name="ce5" style:family="table-cell" style:parent-style-name="Default" style:data-style-name="N10">
      <style:table-cell-properties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rang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4" table:default-cell-style-name="ce3"/>
        <table:table-column table:style-name="co2" table:number-columns-repeated="4" table:default-cell-style-name="ce3"/>
        <table:table-row table:style-name="ro1">
          <table:table-cell table:style-name="ce1" office:value-type="string" calcext:value-type="string">
            <text:p>Ngày Xuất</text:p>
          </table:table-cell>
          <table:table-cell table:style-name="ce1" office:value-type="string" calcext:value-type="string">
            <text:p>MÃ HĐ</text:p>
          </table:table-cell>
          <table:table-cell table:style-name="ce1" office:value-type="string" calcext:value-type="string">
            <text:p>Tên Hàng</text:p>
          </table:table-cell>
          <table:table-cell table:style-name="ce1" office:value-type="string" calcext:value-type="string">
            <text:p>Tổng Số hộp</text:p>
          </table:table-cell>
          <table:table-cell table:style-name="ce1" office:value-type="string" calcext:value-type="string">
            <text:p>Số thùng</text:p>
          </table:table-cell>
          <table:table-cell table:style-name="ce1" office:value-type="string" calcext:value-type="string">
            <text:p>Số hộp lẻ</text:p>
          </table:table-cell>
          <table:table-cell table:style-name="ce1" office:value-type="string" calcext:value-type="string">
            <text:p>Đơn giá sỉ</text:p>
          </table:table-cell>
          <table:table-cell table:style-name="ce1" office:value-type="string" calcext:value-type="string">
            <text:p>Đơn giá lẻ</text:p>
          </table:table-cell>
          <table:table-cell table:style-name="ce1" office:value-type="string" calcext:value-type="string">
            <text:p>Thành tiền</text:p>
          </table:table-cell>
          <table:table-cell table:style-name="ce1" office:value-type="string" calcext:value-type="string">
            <text:p>Phí Vận Chuyển %</text:p>
          </table:table-cell>
          <table:table-cell table:style-name="ce1" office:value-type="string" calcext:value-type="string">
            <text:p>Vận Chuyển</text:p>
          </table:table-cell>
          <table:table-cell table:style-name="ce1" office:value-type="string" calcext:value-type="string">
            <text:p>Tổng Cộng</text:p>
          </table:table-cell>
        </table:table-row>
        <table:table-row table:style-name="ro1">
          <table:table-cell office:value-type="date" office:date-value="2000-01-07" calcext:value-type="date">
            <text:p>07/01/2000</text:p>
          </table:table-cell>
          <table:table-cell office:value-type="string" calcext:value-type="string">
            <text:p>YC01A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table:formula="of:=iferror(VLOOKUP(TRIM(LEFT([.D4]; 2)); [.$B$11:.$D$16]; 3; 0); &quot;Không tìm thấy&quot;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date" office:date-value="2000-02-08" calcext:value-type="date">
            <text:p>08/02/2000</text:p>
          </table:table-cell>
          <table:table-cell office:value-type="string" calcext:value-type="string">
            <text:p>YV02C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3"/>
          <table:table-cell table:formula="of:=iferror(VLOOKUP(LEFT([.D5]; 2); [.$B$11:.$D$16]; 3; 0); &quot;Không tìm thấy&quot;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date" office:date-value="2000-01-09" calcext:value-type="date">
            <text:p>09/01/2000</text:p>
          </table:table-cell>
          <table:table-cell office:value-type="string" calcext:value-type="string">
            <text:p>YS03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formula="of:=iferror(VLOOKUP(LEFT([.D6]; 2); [.$B$11:.$D$16]; 3; 0); &quot;Không tìm thấy&quot;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date" office:date-value="2000-02-09" calcext:value-type="date">
            <text:p>09/02/2000</text:p>
          </table:table-cell>
          <table:table-cell office:value-type="string" calcext:value-type="string">
            <text:p>YD04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table:formula="of:=iferror(VLOOKUP(LEFT([.D7]; 2); [.$B$11:.$D$16]; 3; 0); &quot;Không tìm thấy&quot;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date" office:date-value="2000-03-31" calcext:value-type="date">
            <text:p>31/03/2000</text:p>
          </table:table-cell>
          <table:table-cell office:value-type="string" calcext:value-type="string">
            <text:p>YT05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formula="of:=iferror(VLOOKUP(LEFT([.D8]; 2); [.$B$11:.$D$16]; 3; 0); &quot;Không tìm thấy&quot;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date" office:date-value="2000-01-10" calcext:value-type="date">
            <text:p>10/01/2000</text:p>
          </table:table-cell>
          <table:table-cell office:value-type="string" calcext:value-type="string">
            <text:p>YD06A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/>
          <table:table-cell table:formula="of:=iferror(VLOOKUP(LEFT([.D9]; 2); [.$B$11:.$D$16]; 3; 0); &quot;Không tìm thấy&quot;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date" office:date-value="2000-03-02" calcext:value-type="date">
            <text:p>02/03/2000</text:p>
          </table:table-cell>
          <table:table-cell office:value-type="string" calcext:value-type="string">
            <text:p>YC07C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3"/>
          <table:table-cell table:formula="of:=iferror(VLOOKUP(LEFT([.D10]; 2); [.$B$11:.$D$16]; 3; 0); &quot;Không tìm thấy&quot;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date" office:date-value="2000-02-10" calcext:value-type="date">
            <text:p>10/02/2000</text:p>
          </table:table-cell>
          <table:table-cell office:value-type="string" calcext:value-type="string">
            <text:p>YC08B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table:formula="of:=iferror(VLOOKUP(LEFT([.D11]; 2); [.$B$11:.$D$16]; 3; 0); &quot;Không tìm thấy&quot;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date" office:date-value="2000-03-15" calcext:value-type="date">
            <text:p>15/03/2000</text:p>
          </table:table-cell>
          <table:table-cell office:value-type="string" calcext:value-type="string">
            <text:p>YT09D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/>
          <table:table-cell table:formula="of:=iferror(VLOOKUP(LEFT([.D12]; 2); [.$B$11:.$D$16]; 3; 0); &quot;Không tìm thấy&quot;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date" office:date-value="2000-02-20" calcext:value-type="date">
            <text:p>20/02/2000</text:p>
          </table:table-cell>
          <table:table-cell office:value-type="string" calcext:value-type="string">
            <text:p>YS01B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3"/>
          <table:table-cell table:formula="of:=iferror(VLOOKUP(LEFT([.D13]; 2); [.$B$11:.$D$16]; 3; 0); &quot;Không tìm thấy&quot;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BẢNG ĐƠN GIÁ</text:p>
          </table:table-cell>
          <table:table-cell table:style-name="Default" table:number-columns-repeated="6"/>
          <table:table-cell table:style-name="Default" office:value-type="string" calcext:value-type="string">
            <text:p>Bảng Phí Chuyên Chỡ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MÃ HÀNG</text:p>
          </table:table-cell>
          <table:table-cell table:style-name="ce4" office:value-type="string" calcext:value-type="string">
            <text:p>TÊN HÀNG</text:p>
          </table:table-cell>
          <table:table-cell table:style-name="ce4" office:value-type="string" calcext:value-type="string">
            <text:p>ĐGIÁ SỈ</text:p>
          </table:table-cell>
          <table:table-cell table:style-name="ce4" office:value-type="string" calcext:value-type="string">
            <text:p>ĐGIÁ LẺ</text:p>
          </table:table-cell>
          <table:table-cell table:style-name="Default" table:number-columns-repeated="3"/>
          <table:table-cell table:style-name="ce4" office:value-type="string" calcext:value-type="string">
            <text:p>Khu Vực</text:p>
          </table:table-cell>
          <table:table-cell table:style-name="ce4" office:value-type="string" calcext:value-type="string">
            <text:p>Phí c Chỡ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ce4" office:value-type="string" calcext:value-type="string">
            <text:p>YS</text:p>
          </table:table-cell>
          <table:table-cell office:value-type="string" calcext:value-type="string">
            <text:p>Sửa chua nguyên chất</text:p>
          </table:table-cell>
          <table:table-cell office:value-type="float" office:value="2000" calcext:value-type="float">
            <text:p>2000</text:p>
          </table:table-cell>
          <table:table-cell office:value-type="float" office:value="2300" calcext:value-type="float">
            <text:p>2300</text:p>
          </table:table-cell>
          <table:table-cell table:style-name="Default" table:number-columns-repeated="3"/>
          <table:table-cell office:value-type="string" calcext:value-type="string">
            <text:p>A</text:p>
          </table:table-cell>
          <table:table-cell table:style-name="ce5" office:value-type="percentage" office:value="0.02" calcext:value-type="percentage">
            <text:p>2%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ce4" office:value-type="string" calcext:value-type="string">
            <text:p>YD</text:p>
          </table:table-cell>
          <table:table-cell office:value-type="string" calcext:value-type="string">
            <text:p>Sữa chua dâu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table:style-name="Default" table:number-columns-repeated="3"/>
          <table:table-cell office:value-type="string" calcext:value-type="string">
            <text:p>B</text:p>
          </table:table-cell>
          <table:table-cell table:style-name="ce5" office:value-type="percentage" office:value="0" calcext:value-type="percentage">
            <text:p>0%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ce4" office:value-type="string" calcext:value-type="string">
            <text:p>YC</text:p>
          </table:table-cell>
          <table:table-cell office:value-type="string" calcext:value-type="string">
            <text:p>Sữa chua Chanh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table:style-name="Default" table:number-columns-repeated="3"/>
          <table:table-cell office:value-type="string" calcext:value-type="string">
            <text:p>C</text:p>
          </table:table-cell>
          <table:table-cell table:style-name="ce5" office:value-type="percentage" office:value="0.01" calcext:value-type="percentage">
            <text:p>1%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ce4" office:value-type="string" calcext:value-type="string">
            <text:p>YV</text:p>
          </table:table-cell>
          <table:table-cell office:value-type="string" calcext:value-type="string">
            <text:p>Sửa chua vải</text:p>
          </table:table-cell>
          <table:table-cell office:value-type="float" office:value="2600" calcext:value-type="float">
            <text:p>2600</text:p>
          </table:table-cell>
          <table:table-cell office:value-type="float" office:value="3000" calcext:value-type="float">
            <text:p>3000</text:p>
          </table:table-cell>
          <table:table-cell table:style-name="Default" table:number-columns-repeated="3"/>
          <table:table-cell office:value-type="string" calcext:value-type="string">
            <text:p>D</text:p>
          </table:table-cell>
          <table:table-cell table:style-name="ce5" office:value-type="percentage" office:value="0.03" calcext:value-type="percentage">
            <text:p>3%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ce4" office:value-type="string" calcext:value-type="string">
            <text:p>YT</text:p>
          </table:table-cell>
          <table:table-cell office:value-type="string" calcext:value-type="string">
            <text:p>Sửa chua dừa</text:p>
          </table:table-cell>
          <table:table-cell office:value-type="float" office:value="2300" calcext:value-type="float">
            <text:p>2300</text:p>
          </table:table-cell>
          <table:table-cell office:value-type="float" office:value="2500" calcext:value-type="float">
            <text:p>2500</text:p>
          </table:table-cell>
          <table:table-cell table:style-name="Default" table:number-columns-repeated="3"/>
          <table:table-cell office:value-type="string" calcext:value-type="string">
            <text:p>E</text:p>
          </table:table-cell>
          <table:table-cell table:style-name="ce5" office:value-type="string" calcext:value-type="string">
            <text:p>2.50%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vi" fo:country="V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>00:00:00</text:time></text:p>
        </style:region-right>
      </style:header>
      <style:header-left style:display="false"/>
      <style:footer>
        <text:p>Trang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31T08:51:32.769974239</meta:creation-date>
    <dc:date>2024-10-31T09:28:07.065195968</dc:date>
    <meta:editing-duration>PT5M23S</meta:editing-duration>
    <meta:editing-cycles>2</meta:editing-cycles>
    <meta:generator>LibreOffice/6.0.7.3$Linux_X86_64 LibreOffice_project/00m0$Build-3</meta:generator>
    <meta:document-statistic meta:table-count="1" meta:cell-count="90" meta:object-count="0"/>
  </office:meta>
</office:document-meta>
</file>